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fo:font-size="10pt" officeooo:rsid="00247ae2" officeooo:paragraph-rsid="00247ae2" style:font-size-asian="10pt" style:font-size-complex="10pt"/>
    </style:style>
    <style:style style:name="P2" style:family="paragraph" style:parent-style-name="Standard">
      <style:text-properties style:font-name="Liberation Sans" officeooo:rsid="000aa974" officeooo:paragraph-rsid="000aa974"/>
    </style:style>
    <style:style style:name="P3" style:family="paragraph" style:parent-style-name="Standard">
      <style:text-properties style:font-name="Liberation Sans" officeooo:rsid="000aa974" officeooo:paragraph-rsid="0012dc9c"/>
    </style:style>
    <style:style style:name="P4" style:family="paragraph" style:parent-style-name="Standard">
      <style:text-properties style:font-name="Liberation Sans" officeooo:rsid="000e5f95" officeooo:paragraph-rsid="000e5f95"/>
    </style:style>
    <style:style style:name="P5" style:family="paragraph" style:parent-style-name="Standard">
      <style:text-properties style:font-name="Liberation Sans" officeooo:rsid="000e5f95" officeooo:paragraph-rsid="001140a5"/>
    </style:style>
    <style:style style:name="P6" style:family="paragraph" style:parent-style-name="Standard">
      <style:paragraph-properties fo:text-align="center" style:justify-single-word="false"/>
      <style:text-properties style:font-name="Liberation Sans" officeooo:rsid="000e5f95" officeooo:paragraph-rsid="000e5f95"/>
    </style:style>
    <style:style style:name="P7" style:family="paragraph" style:parent-style-name="Standard">
      <style:text-properties style:font-name="Liberation Sans" officeooo:rsid="000e5f95" officeooo:paragraph-rsid="00292e0c"/>
    </style:style>
    <style:style style:name="P8" style:family="paragraph" style:parent-style-name="Standard">
      <style:text-properties style:font-name="Liberation Sans" officeooo:rsid="0012dc9c" officeooo:paragraph-rsid="0012dc9c"/>
    </style:style>
    <style:style style:name="P9" style:family="paragraph" style:parent-style-name="Standard">
      <style:text-properties style:font-name="Liberation Sans" officeooo:rsid="0016aa5c" officeooo:paragraph-rsid="0016aa5c"/>
    </style:style>
    <style:style style:name="P10" style:family="paragraph" style:parent-style-name="Standard">
      <style:text-properties style:font-name="Liberation Sans" fo:font-weight="bold" officeooo:rsid="000e5f95" officeooo:paragraph-rsid="000e5f95" style:font-weight-asian="bold" style:font-weight-complex="bold"/>
    </style:style>
    <style:style style:name="P11" style:family="paragraph" style:parent-style-name="Standard">
      <style:text-properties style:font-name="Liberation Sans" fo:font-weight="bold" officeooo:rsid="001f982c" officeooo:paragraph-rsid="001f982c" style:font-weight-asian="bold" style:font-weight-complex="bold"/>
    </style:style>
    <style:style style:name="P12" style:family="paragraph" style:parent-style-name="Standard">
      <style:text-properties style:font-name="Liberation Sans" fo:font-weight="bold" officeooo:rsid="0012dc9c" officeooo:paragraph-rsid="0012dc9c" style:font-weight-asian="bold" style:font-weight-complex="bold"/>
    </style:style>
    <style:style style:name="P13" style:family="paragraph" style:parent-style-name="Standard">
      <style:paragraph-properties fo:text-align="center" style:justify-single-word="false"/>
      <style:text-properties style:font-name="Liberation Sans" fo:font-size="14pt" officeooo:rsid="000e5f95" officeooo:paragraph-rsid="000e5f95" style:font-size-asian="14pt" style:font-size-complex="14pt"/>
    </style:style>
    <style:style style:name="P14" style:family="paragraph" style:parent-style-name="Standard">
      <style:text-properties style:font-name="Liberation Sans" officeooo:rsid="00100c82" officeooo:paragraph-rsid="0027763c"/>
    </style:style>
    <style:style style:name="P15" style:family="paragraph" style:parent-style-name="Standard">
      <style:text-properties style:font-name="Liberation Sans" officeooo:rsid="00292e0c" officeooo:paragraph-rsid="00292e0c"/>
    </style:style>
    <style:style style:name="P16" style:family="paragraph" style:parent-style-name="Standard">
      <style:text-properties style:font-name="Liberation Sans" officeooo:rsid="002971a1" officeooo:paragraph-rsid="002971a1"/>
    </style:style>
    <style:style style:name="P17" style:family="paragraph" style:parent-style-name="Standard">
      <style:paragraph-properties fo:margin-left="1.251cm" fo:margin-right="0cm" fo:text-indent="0cm" style:auto-text-indent="false"/>
      <style:text-properties style:font-name="Liberation Sans" fo:font-weight="bold" officeooo:rsid="0012dc9c" officeooo:paragraph-rsid="0012dc9c" style:font-weight-asian="bold" style:font-weight-complex="bold"/>
    </style:style>
    <style:style style:name="P18" style:family="paragraph" style:parent-style-name="Standard">
      <style:paragraph-properties fo:margin-left="1.251cm" fo:margin-right="0cm" fo:text-indent="0cm" style:auto-text-indent="false"/>
      <style:text-properties style:font-name="Liberation Sans" fo:font-weight="bold" officeooo:rsid="002c051a" officeooo:paragraph-rsid="002c051a" style:font-weight-asian="bold" style:font-weight-complex="bold"/>
    </style:style>
    <style:style style:name="P19" style:family="paragraph" style:parent-style-name="Standard">
      <style:paragraph-properties fo:margin-left="1.251cm" fo:margin-right="0cm" fo:text-indent="0cm" style:auto-text-indent="false"/>
      <style:text-properties style:font-name="Liberation Sans" officeooo:rsid="0018f558" officeooo:paragraph-rsid="0018f558"/>
    </style:style>
    <style:style style:name="P20" style:family="paragraph" style:parent-style-name="Standard">
      <style:paragraph-properties fo:margin-left="1.251cm" fo:margin-right="0cm" fo:text-indent="0cm" style:auto-text-indent="false"/>
      <style:text-properties style:font-name="Liberation Sans" officeooo:rsid="002c051a" officeooo:paragraph-rsid="002c051a"/>
    </style:style>
    <style:style style:name="P21" style:family="paragraph" style:parent-style-name="Standard">
      <style:paragraph-properties fo:margin-left="1.251cm" fo:margin-right="0cm" fo:text-indent="0cm" style:auto-text-indent="false"/>
      <style:text-properties style:font-name="Liberation Sans" fo:font-weight="normal" officeooo:rsid="002df085" officeooo:paragraph-rsid="002df085" style:font-weight-asian="normal" style:font-weight-complex="normal"/>
    </style:style>
    <style:style style:name="T1" style:family="text">
      <style:text-properties officeooo:rsid="00100c82"/>
    </style:style>
    <style:style style:name="T2" style:family="text">
      <style:text-properties officeooo:rsid="0010cf6a"/>
    </style:style>
    <style:style style:name="T3" style:family="text">
      <style:text-properties officeooo:rsid="001140a5"/>
    </style:style>
    <style:style style:name="T4" style:family="text">
      <style:text-properties officeooo:rsid="0013d1f3"/>
    </style:style>
    <style:style style:name="T5" style:family="text">
      <style:text-properties officeooo:rsid="00170774"/>
    </style:style>
    <style:style style:name="T6" style:family="text">
      <style:text-properties officeooo:rsid="001aa0aa"/>
    </style:style>
    <style:style style:name="T7" style:family="text">
      <style:text-properties officeooo:rsid="001c8e63"/>
    </style:style>
    <style:style style:name="T8" style:family="text">
      <style:text-properties officeooo:rsid="001cc46f"/>
    </style:style>
    <style:style style:name="T9" style:family="text">
      <style:text-properties officeooo:rsid="001f982c"/>
    </style:style>
    <style:style style:name="T10" style:family="text">
      <style:text-properties fo:font-size="16pt" style:font-size-asian="16pt" style:font-size-complex="16pt"/>
    </style:style>
    <style:style style:name="T11" style:family="text">
      <style:text-properties fo:font-size="16pt" officeooo:rsid="0022046e" style:font-size-asian="16pt" style:font-size-complex="16pt"/>
    </style:style>
    <style:style style:name="T12" style:family="text">
      <style:text-properties fo:font-size="16pt" officeooo:rsid="00308394" style:font-size-asian="16pt" style:font-size-complex="16pt"/>
    </style:style>
    <style:style style:name="T13" style:family="text">
      <style:text-properties officeooo:rsid="002a3840"/>
    </style:style>
    <style:style style:name="T14" style:family="text">
      <style:text-properties officeooo:rsid="00308394"/>
    </style:style>
    <style:style style:name="T15" style:family="text">
      <style:text-properties officeooo:rsid="003142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Projeto </text:span><text:span text:style-name="T12">Apoio Combate ao Câncer</text:span></text:p>
      <text:p text:style-name="P2"/>
      <text:p text:style-name="P13">Termo de Abertura do Projeto</text:p>
      <text:p text:style-name="P4"/>
      <text:p text:style-name="P10">1- Resumo das condições do projeto</text:p>
      <text:p text:style-name="P7">Uma equipe de estudantes da disciplina MAC0218 – Técnicas de Programação 2 do Instituto de Matemática e Estatística da Universidade de São Paulo (IME-USP) <text:span text:style-name="T1">identificou uma oportunidade de ajudar pessoas que sofrem de câncer e seus familiares por meio do desenvolvimento de um portal onde ficariam disponíveis depoimentos e recomendações de pessoas que tem ou já tiveram câncer na vida. O portal a ser desenvolvido será construído seguindo uma metodologia de projeto ágil.</text:span></text:p>
      <text:p text:style-name="P4"/>
      <text:p text:style-name="P11">2- Justificativa do projeto</text:p>
      <text:p text:style-name="P16">Ajudar pessoas que tem câncer provendo um ambiente que lhes forneça informações precissas sobre como agir em determinadas situações clínicas e depoimentos que sirvam para levantar o moral de pessoas emocionalmente abaladas. Como consequência do processo de desenvolvimento do software a equipe também deve <text:span text:style-name="T3">aprende</text:span>r<text:span text:style-name="T3"> uma metodologia de projetos ágil.</text:span></text:p>
      <text:p text:style-name="P4"/>
      <text:p text:style-name="P10">3- Equipe responsável pelo projeto, poderes e deveres</text:p>
      <text:p text:style-name="P14">A equipe <text:span text:style-name="T3">desenvolvedora </text:span>é formada pelos estudantes Leonardo Ikeda <text:span text:style-name="T2">(número USP 10262822)</text:span>, Marcelo Schmitt (número USP 9297641), e Matheus Conceição (número USP 10297672). <text:span text:style-name="T4">A designação de quais tarefas cada integrante realizará será discutida em reunião (pessoalmente, por Telegram, ou Hangouts). Se um acordo não for possível então deverá ser feita uma votação onde a maior quantidade de votos indicará a ação a ser tomada.</text:span></text:p>
      <text:p text:style-name="P5"/>
      <text:p text:style-name="P10">4- Necessidades básicas do trabalho a ser realizado</text:p>
      <text:p text:style-name="P9">Os integrantes da equipe desenvolverão o software nos seus computadores pessoais e/ou computadores da rede linux no IME-USP).</text:p>
      <text:p text:style-name="P4"/>
      <text:p text:style-name="P10">5- Principais partes interessad<text:span text:style-name="T9">a</text:span>s (stakeholders)</text:p>
      <text:p text:style-name="P4">* <text:span text:style-name="T13">pessoas que tem câncer e seus familiares</text:span></text:p>
      <text:p text:style-name="P4">* <text:span text:style-name="T5">equipe do projeto</text:span></text:p>
      <text:p text:style-name="P4">* <text:span text:style-name="T5">professor Gubi</text:span></text:p>
      <text:p text:style-name="P4">* <text:span text:style-name="T5">coordenador do BCC</text:span></text:p>
      <text:p text:style-name="P4"/>
      <text:p text:style-name="P10">6- Descrição do projeto</text:p>
      <text:p text:style-name="P4"/>
      <text:p text:style-name="P15">A nossa ideia é criar um lugar onde pessoas que sofrem de câncer ou são parentes de pessoas que sofrem de câncer possam encontrar apoio e material informativo. Desenvolvendo uma plataforma para que as pessoas se cadastrem e possam compartilhar depoimentos e informações sobre as situações que estão vivendo, a pessoa cadastrada receberia emails com informações e novidades, além daquilo que estiver disponível no site. Além disso achamos interessante a criação de um cadastro especial para pacientes que precisem de doação de medúla óssea ou sangue, essa ficha seria compartilhada na página do @combateaocancer no facebook cujo responsável já deu autorização. Pela página do @combateaocancer fica fácil a divulgação, que já é feita mas não de forma organizada, assim potenciais doadores podem se inscrever no REDOME <text:soft-page-break/>que é o Registro Nacional de Doadores Voluntários de Medula Óssea, direcionando o doador para o hemocentro específico. </text:p>
      <text:p text:style-name="P15"/>
      <text:p text:style-name="P17">6.1- Produto do projeto</text:p>
      <text:p text:style-name="P20">O produto deste projeto consciste de uma plataforma (site da web) que mantenha uma base de dados com depoimentos de pessoas que tem ou já tiveram câncer além de material informativo sobre o assunto. A plataforma deve possuir um controle de acesso para garantir que apenas pessoas acadastradas possam deixar seus depoimentos.</text:p>
      <text:p text:style-name="P3"/>
      <text:p text:style-name="P17">6.2- Cronograma básico do projeto</text:p>
      <text:p text:style-name="P19">A execução do projeto se dará incialmente no primeiro semestre de 2018 e deve du<text:span text:style-name="T6">rar</text:span> aproximadamente três meses.</text:p>
      <text:p text:style-name="P19"/>
      <text:p text:style-name="P18">6.3- Estimativas iniciais de custo</text:p>
      <text:p text:style-name="P21">Este projeto faz parte da disciplina MAC0218 – Laboratório de Programação 2 e não terá custo ou onus financeiro para os intereçados no projeto.</text:p>
      <text:p text:style-name="P8"/>
      <text:p text:style-name="P12">7- Premissas iniciais</text:p>
      <text:p text:style-name="P8">* <text:span text:style-name="T7">A equipe está motivada para o projeto</text:span></text:p>
      <text:p text:style-name="P8">* <text:span text:style-name="T7">A equipe terá apoio do monitor da disciplina</text:span></text:p>
      <text:p text:style-name="P8">* <text:span text:style-name="T7">Os integrantes da equipe terão acesso a computadores</text:span></text:p>
      <text:p text:style-name="P8"/>
      <text:p text:style-name="P12">8- Restrições iniciais</text:p>
      <text:p text:style-name="P4">* <text:span text:style-name="T8">O software deve ser desenvolvido em Ruby com o framework Rails</text:span></text:p>
      <text:p text:style-name="P4">* <text:span text:style-name="T8">O software deve ser disponibilidazado como SaS (Software as a Servic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10pt" officeooo:rsid="00247ae2" officeooo:paragraph-rsid="00247ae2" style:font-size-asian="10pt" style:font-size-complex="10pt"/>
    </style:style>
    <style:style style:name="MT1" style:family="text">
      <style:text-properties officeooo:rsid="00308394"/>
    </style:style>
    <style:style style:name="MT2" style:family="text">
      <style:text-properties officeooo:rsid="0031424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o <text:span text:style-name="MT1">Apoio Combate ao Câncer</text:span></text:p>
        <text:p text:style-name="MP1">Versão 1 – <text:span text:style-name="MT2">14</text:span>/<text:span text:style-name="MT2">05</text:span>/2018</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1:56:23.798581011</meta:creation-date>
    <dc:date>2018-05-14T19:07:12.477558912</dc:date>
    <meta:editing-duration>PT1H49M43S</meta:editing-duration>
    <meta:editing-cycles>26</meta:editing-cycles>
    <meta:generator>LibreOffice/5.1.6.2$Linux_X86_64 LibreOffice_project/10m0$Build-2</meta:generator>
    <meta:document-statistic meta:table-count="0" meta:image-count="0" meta:object-count="0" meta:page-count="2" meta:paragraph-count="32" meta:word-count="583" meta:character-count="3730" meta:non-whitespace-character-count="3175"/>
  </office:meta>
</office:document-meta>
</file>